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9713" officeooo:paragraph-rsid="00019713"/>
    </style:style>
    <style:style style:name="P2" style:family="paragraph" style:parent-style-name="Standard">
      <style:text-properties officeooo:paragraph-rsid="00019713"/>
    </style:style>
    <style:style style:name="T1" style:family="text">
      <style:text-properties officeooo:rsid="0001971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Vamos a tratar la saga de videojuegos y a la vez saga cinematográfica de “Resident Evil”, un videojuego que surgio en 1996 creado por Capcom. es una serie de videojuegos de terror y una franquicia de medios, entre los que se incluyen manga, novelas, películas y coleccionables como figuras de acción, guías de estrategia y otras publicaciones. </text:p>
      <text:p text:style-name="P1"/>
      <text:p text:style-name="P1">Así como en la saga principal de videojuegos, como en los otros medios, la trama gira en torno al mismo conflicto: la amenaza bioterrorista. Un peligroso virus se ha propagado por error o intencionalmente por la Corporación Umbrella, este al infectar a los humanos, los transforma en seres amorfos y monstruos.</text:p>
      <text:p text:style-name="P1"/>
      <text:p text:style-name="P1">Ya con esta introducion podemos apreciar como engloba o agrupa una serie de productos que han <text:s/>dado lugar a diversos hibridos y se extiende por la cultura de los fans que siguen la saga Resident Evil, asi que es una <text:span text:style-name="T2">evidente hibridación de medios.1</text:span></text:p>
      <text:p text:style-name="P2"/>
      <text:p text:style-name="P1">El fruto de esta revolución es un <text:span text:style-name="T2">nuevo lenguaje visual híbrido 3 </text:span><text:span text:style-name="T3">de imágenes junto con la introducción de textos y transcripciones que representa el juego para interactuar con el jugador o plataforma visual, como puede ser el cine, ya que la hibridación de videojuego y afición al mismo dio lugar a que la saga Resident Evil se emitiera en cines en el año 2002.</text:span></text:p>
      <text:p text:style-name="Standard"/>
      <text:p text:style-name="Standard"/>
      <text:p text:style-name="Standard"/>
      <text:p text:style-name="Standard"/>
      <text:p text:style-name="Standard"/>
      <text:p text:style-name="Standard"><text:span text:style-name="T1">1º </text:span>¿es una hibridación de medios? ¿o es un caso particular de multimedia?</text:p>
      <text:p text:style-name="Standard"/>
      <text:p text:style-name="Standard"><text:span text:style-name="T1">2º </text:span>¿Es una "evolución del medio" , o una "remezcla" de medios?</text:p>
      <text:p text:style-name="Standard"/>
      <text:p text:style-name="Standard"><text:span text:style-name="T1">3 </text:span>¿Se crea un nuevo lenguaje?</text:p>
      <text:p text:style-name="Standard"/>
      <text:p text:style-name="Standard"/>
      <text:p text:style-name="Standard"/>
      <text:p text:style-name="Standard">¿Se puede considerar como una nueva plataforma de medios? (como lo puede ser el móvil)</text:p>
      <text:p text:style-name="Standard">¿Qué estrategias de hibridación observas? (en capítulo 3 de Manovich)</text:p>
      <text:p text:style-name="Standard">hay nuevos tipos de representación híbridas? Pues como verás, la forma de representar los personajes es una mezcla entre cómic y mapa!</text:p>
      <text:p text:style-name="Standard">hay nuevas maneras de interaccionar con los medios? Pues también. se puede ir de un lugar a otro del mundo mendiante acertijos!</text:p>
      <text:p text:style-name="Standard"/>
      <text:p text:style-name="Standard">A modo de resumen, las preguntas que debéis contestar son las siguientes:</text:p>
      <text:p text:style-name="Standard">¿Qué es la hibridación de medios? (brevemente para introducir el documento)</text:p>
      <text:p text:style-name="Standard">¿Cómo reconocer una de estas hibridaciones? ¿Cómo distinguir de otras (multimedia/remediación)?</text:p>
      <text:p text:style-name="Standard">Caso escogido (Cómo funciona y medios que incorpora)</text:p>
      <text:p text:style-name="Standard">¿Qué tipo de hibridación se puede identificar en este caso? (según Manovich)</text:p>
      <text:p text:style-name="Standard">Valoraciones personales y bibliografía</text:p>
      <text:p text:style-name="Standard"/>
      <text:p text:style-name="Standard"/>
      <text:p text:style-name="Standard">La fusión e hibridación de medios puede ser vista como una cooperación entre los diversos medios de comunicación para que los consumidores de uno se conviertan en usuarios del otro. Un ejemplo puede ser el de la cooperación entre videojuegos y cine para que los consumidores del cine acaben por probar los videojuegos y viceversa. De esta manera cada medio de comunicación aparte de trabajar hacia sus propios objetivos ayuda a formar un entorno global donde se juntan todos los <text:soft-page-break/>usuarios de los diferentes medios. Esto forma lo que se conoce como "Ecología de medios híbrid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1T23:35:39.195000000</dc:date>
    <meta:editing-duration>PT1H52M45S</meta:editing-duration>
    <meta:editing-cycles>2</meta:editing-cycles>
    <meta:generator>LibreOffice/7.4.2.3$Windows_X86_64 LibreOffice_project/382eef1f22670f7f4118c8c2dd222ec7ad009daf</meta:generator>
    <meta:document-statistic meta:table-count="0" meta:image-count="0" meta:object-count="0" meta:page-count="2" meta:paragraph-count="18" meta:word-count="471" meta:character-count="2830" meta:non-whitespace-character-count="2375"/>
  </office:meta>
</office:document-meta>
</file>